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Documentación</text:p>
          </table:table-cell>
          <table:table-cell table:style-name="ce1" office:value-type="date" office:date-value="2011-09-29">
            <text:p>29/09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ce1" office:value-type="date" office:date-value="2011-09-30">
            <text:p>30/09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ce1" office:value-type="date" office:date-value="2011-10-03">
            <text:p>03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1" office:value-type="date" office:date-value="2011-10-04">
            <text:p>04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1" office:value-type="date" office:date-value="2011-10-10">
            <text:p>10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1" office:value-type="date" office:date-value="2011-10-16">
            <text:p>16/10/11</text:p>
          </table:table-cell>
          <table:table-cell office:value-type="float" office:value="3">
            <text:p>3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2" table:formula="of:=SUM([.C2:.C36])" office:value-type="float" office:value="24">
            <text:p>24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7">17/10/2011</text:date>, <text:time>00:38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1-10-17T00:38:16</dc:date>
    <dc:creator>david </dc:creator>
    <meta:editing-duration>PT00H05M32S</meta:editing-duration>
    <meta:editing-cycles>2</meta:editing-cycles>
    <meta:generator>OpenOffice.org/3.2$Unix OpenOffice.org_project/320m12$Build-9483</meta:generator>
    <meta:document-statistic meta:table-count="3" meta:cell-count="18" meta:object-count="0"/>
  </office:meta>
</office:document-meta>
</file>